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b03" officeooo:paragraph-rsid="000cbb03"/>
    </style:style>
    <style:style style:name="T1" style:family="text">
      <style:text-properties officeooo:rsid="000cb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UserManager.sh</text:span> script</text:p>
      <text:p text:style-name="Standard">naresh@naresh-ThinkPad-Edge-E431:~$ vi UserManager.sh</text:p>
      <text:p text:style-name="Standard">#!/bin/bash</text:p>
      <text:p text:style-name="Standard"/>
      <text:p text:style-name="Standard"># Function to create a team</text:p>
      <text:p text:style-name="Standard">addTeam() {</text:p>
      <text:p text:style-name="Standard"><text:s text:c="4"/>team_name=$1</text:p>
      <text:p text:style-name="Standard"><text:s text:c="4"/>if [ ! -d "/home/$team_name" ]; then</text:p>
      <text:p text:style-name="Standard"><text:s text:c="8"/>mkdir "/home/$team_name"</text:p>
      <text:p text:style-name="Standard"><text:s text:c="8"/>echo "Team $team_name created successfully."</text:p>
      <text:p text:style-name="Standard"><text:s text:c="4"/>else</text:p>
      <text:p text:style-name="Standard"><text:s text:c="8"/>echo "Team $team_name already exists."</text:p>
      <text:p text:style-name="Standard"><text:s text:c="4"/>fi</text:p>
      <text:p text:style-name="Standard">}</text:p>
      <text:p text:style-name="Standard"/>
      <text:p text:style-name="Standard"># Function to add a user to a team</text:p>
      <text:p text:style-name="Standard">addUser() {</text:p>
      <text:p text:style-name="Standard"><text:s text:c="4"/>user_name=$1</text:p>
      <text:p text:style-name="Standard"><text:s text:c="4"/>team_name=$2</text:p>
      <text:p text:style-name="Standard"/>
      <text:p text:style-name="Standard"><text:s text:c="4"/>if [ ! -d "/home/$user_name" ]; then</text:p>
      <text:p text:style-name="Standard"><text:s text:c="8"/>useradd -m "$user_name"</text:p>
      <text:p text:style-name="Standard"><text:s text:c="8"/>mkdir "/home/$user_name/team" "/home/$user_name/ninja"</text:p>
      <text:p text:style-name="Standard"/>
      <text:p text:style-name="Standard"><text:s text:c="8"/># Set permissions</text:p>
      <text:p text:style-name="Standard"><text:s text:c="8"/>chown "$user_name":"$team_name" "/home/$user_name"</text:p>
      <text:p text:style-name="Standard"><text:s text:c="8"/>chmod 770 "/home/$user_name"</text:p>
      <text:p text:style-name="Standard"><text:s text:c="8"/>chmod 770 "/home/$user_name/team"</text:p>
      <text:p text:style-name="Standard"><text:s text:c="8"/>chmod 770 "/home/$user_name/ninja"</text:p>
      <text:p text:style-name="Standard"/>
      <text:p text:style-name="Standard"><text:s text:c="8"/># Permissions for the team directory</text:p>
      <text:p text:style-name="Standard"><text:s text:c="8"/>setfacl -m g:"$team_name":rwx "/home/$user_name/team"</text:p>
      <text:p text:style-name="Standard"><text:s text:c="8"/>setfacl -m g:"ninja":rwx "/home/$user_name/ninja"</text:p>
      <text:p text:style-name="Standard"><text:s text:c="8"/>echo "User $user_name added to team $team_name successfully."</text:p>
      <text:p text:style-name="Standard"><text:s text:c="4"/>else</text:p>
      <text:p text:style-name="Standard"><text:s text:c="8"/>echo "User $user_name already exists."</text:p>
      <text:p text:style-name="Standard"><text:s text:c="4"/>fi</text:p>
      <text:p text:style-name="Standard">}</text:p>
      <text:p text:style-name="Standard"/>
      <text:p text:style-name="Standard"># Function to change a user's shell</text:p>
      <text:p text:style-name="Standard">changeShell() {</text:p>
      <text:p text:style-name="Standard"><text:s text:c="4"/>user_name=$1</text:p>
      <text:p text:style-name="Standard"><text:s text:c="4"/>new_shell=$2</text:p>
      <text:p text:style-name="Standard"><text:s text:c="4"/>chsh -s "$new_shell" "$user_name"</text:p>
      <text:p text:style-name="Standard"><text:s text:c="4"/>echo "Shell for user $user_name changed to $new_shell."</text:p>
      <text:p text:style-name="Standard">}</text:p>
      <text:p text:style-name="Standard"/>
      <text:p text:style-name="Standard"># Function to change a user's password</text:p>
      <text:p text:style-name="Standard">changePasswd() {</text:p>
      <text:p text:style-name="Standard"><text:s text:c="4"/>user_name=$1</text:p>
      <text:p text:style-name="Standard"><text:s text:c="4"/>passwd "$user_name"</text:p>
      <text:p text:style-name="Standard"><text:s text:c="4"/>echo "Password for user $user_name changed."</text:p>
      <text:p text:style-name="Standard"><text:soft-page-break/>}</text:p>
      <text:p text:style-name="Standard"/>
      <text:p text:style-name="Standard"># Function to delete a user</text:p>
      <text:p text:style-name="Standard">delUser() {</text:p>
      <text:p text:style-name="Standard"><text:s text:c="4"/>user_name=$1</text:p>
      <text:p text:style-name="Standard"><text:s text:c="4"/>userdel -r "$user_name"</text:p>
      <text:p text:style-name="Standard"><text:s text:c="4"/>echo "User $user_name deleted successfully."</text:p>
      <text:p text:style-name="Standard">}</text:p>
      <text:p text:style-name="Standard"/>
      <text:p text:style-name="Standard"># Function to delete a team</text:p>
      <text:p text:style-name="Standard">delTeam() {</text:p>
      <text:p text:style-name="Standard"><text:s text:c="4"/>team_name=$1</text:p>
      <text:p text:style-name="Standard"><text:s text:c="4"/>rm -rf "/home/$team_name"</text:p>
      <text:p text:style-name="Standard"><text:s text:c="4"/>echo "Team $team_name deleted successfully."</text:p>
      <text:p text:style-name="Standard">}</text:p>
      <text:p text:style-name="Standard"/>
      <text:p text:style-name="Standard"># Function to list all users</text:p>
      <text:p text:style-name="Standard">listUser() {</text:p>
      <text:p text:style-name="Standard"><text:s text:c="4"/>cut -d: -f1 /etc/passwd</text:p>
      <text:p text:style-name="Standard">}</text:p>
      <text:p text:style-name="Standard"/>
      <text:p text:style-name="Standard"># Function to list all teams</text:p>
      <text:p text:style-name="Standard">listTeam() {</text:p>
      <text:p text:style-name="Standard"><text:s text:c="4"/>for team in /home/*; do</text:p>
      <text:p text:style-name="Standard"><text:s text:c="8"/>if [ -d "$team" ] &amp;&amp; [[ "$team" != "/home/ninja" ]]; then</text:p>
      <text:p text:style-name="Standard"><text:s text:c="12"/>echo $(basename "$team")</text:p>
      <text:p text:style-name="Standard"><text:s text:c="8"/>fi</text:p>
      <text:p text:style-name="Standard"><text:s text:c="4"/>done</text:p>
      <text:p text:style-name="Standard">}</text:p>
      <text:p text:style-name="Standard"/>
      <text:p text:style-name="Standard"># Main execution logic</text:p>
      <text:p text:style-name="Standard">if [ "$1" == "addTeam" ]; then</text:p>
      <text:p text:style-name="Standard"><text:s text:c="4"/>addTeam "$2"</text:p>
      <text:p text:style-name="Standard">elif [ "$1" == "addUser" ]; then</text:p>
      <text:p text:style-name="Standard"><text:s text:c="4"/>addUser "$2" "$3"</text:p>
      <text:p text:style-name="Standard">elif [ "$1" == "changeShell" ]; then</text:p>
      <text:p text:style-name="Standard"><text:s text:c="4"/>changeShell "$2" "$3"</text:p>
      <text:p text:style-name="Standard">elif [ "$1" == "changePasswd" ]; then</text:p>
      <text:p text:style-name="Standard"><text:s text:c="4"/>changePasswd "$2"</text:p>
      <text:p text:style-name="Standard">elif [ "$1" == "delUser" ]; then</text:p>
      <text:p text:style-name="Standard"><text:s text:c="4"/>delUser "$2"</text:p>
      <text:p text:style-name="Standard">elif [ "$1" == "delTeam" ]; then</text:p>
      <text:p text:style-name="Standard"><text:s text:c="4"/>delTeam "$2"</text:p>
      <text:p text:style-name="Standard">elif [ "$1" == "ls" ] &amp;&amp; [ "$2" == "User" ]; then</text:p>
      <text:p text:style-name="Standard"><text:s text:c="4"/>listUser</text:p>
      <text:p text:style-name="Standard">elif [ "$1" == "ls" ] &amp;&amp; [ "$2" == "Team" ]; then</text:p>
      <text:p text:style-name="Standard"><text:s text:c="4"/>listTeam</text:p>
      <text:p text:style-name="Standard">else</text:p>
      <text:p text:style-name="Standard"><text:s text:c="4"/>echo "Usage: ./UserManager.sh &lt;command&gt; &lt;parameters&gt;"</text:p>
      <text:p text:style-name="Standard"><text:s text:c="4"/>echo "Commands: addTeam, addUser, changeShell, changePasswd, delUser, delTeam, ls"</text:p>
      <text:p text:style-name="Standard">fi <text:s text:c="4"/></text:p>
      <text:p text:style-name="Standard"/>
      <text:p text:style-name="P1"><text:soft-page-break/>for script commit</text:p>
      <text:p text:style-name="Standard">naresh@naresh-ThinkPad-Edge-E431:~$ chmod +x UserManager.sh</text:p>
      <text:p text:style-name="Standard">naresh@naresh-ThinkPad-Edge-E431:~$ ls</text:p>
      <text:p text:style-name="Standard"/>
      <text:p text:style-name="Standard">Create Team</text:p>
      <text:p text:style-name="Standard">naresh@naresh-ThinkPad-Edge-E431:~$ ./UserManager.sh addTeam rohanteam</text:p>
      <text:p text:style-name="Standard">mkdir: cannot create directory ‘/home/rohanteam’: Permission denied</text:p>
      <text:p text:style-name="Standard">Team rohanteam created successfully.</text:p>
      <text:p text:style-name="Standard">naresh@naresh-ThinkPad-Edge-E431:~$ ./UserManager.sh addTeam Sandeep</text:p>
      <text:p text:style-name="Standard">mkdir: cannot create directory ‘/home/Sandeep’: Permission denied</text:p>
      <text:p text:style-name="Standard">Team Sandeep created successfully.</text:p>
      <text:p text:style-name="Standard"/>
      <text:p text:style-name="Standard">Add User to a Team:</text:p>
      <text:p text:style-name="Standard">naresh@naresh-ThinkPad-Edge-E431:~$ ./UserManager.sh addUser team rohanteam</text:p>
      <text:p text:style-name="Standard">useradd: Permission denied.</text:p>
      <text:p text:style-name="Standard">useradd: cannot lock /etc/passwd; try again later.</text:p>
      <text:p text:style-name="Standard">mkdir: cannot create directory ‘/home/team/team’: No such file or directory</text:p>
      <text:p text:style-name="Standard">mkdir: cannot create directory ‘/home/team/ninja’: No such file or directory</text:p>
      <text:p text:style-name="Standard">chown: invalid user: ‘team:rohanteam’</text:p>
      <text:p text:style-name="Standard">chmod: cannot access '/home/team': No such file or directory</text:p>
      <text:p text:style-name="Standard">chmod: cannot access '/home/team/team': No such file or directory</text:p>
      <text:p text:style-name="Standard">chmod: cannot access '/home/team/ninja': No such file or directory</text:p>
      <text:p text:style-name="Standard">setfacl: Option -m: Invalid argument near character 3</text:p>
      <text:p text:style-name="Standard">setfacl: Option -m: Invalid argument near character 3</text:p>
      <text:p text:style-name="Standard">User team added to team rohanteam successfully.</text:p>
      <text:p text:style-name="Standard">aresh@naresh-ThinkPad-Edge-E431:~$ ./UserManager.sh addUser ninja rohanteam</text:p>
      <text:p text:style-name="Standard">useradd: Permission denied.</text:p>
      <text:p text:style-name="Standard">useradd: cannot lock /etc/passwd; try again later.</text:p>
      <text:p text:style-name="Standard">mkdir: cannot create directory ‘/home/ninja/team’: No such file or directory</text:p>
      <text:p text:style-name="Standard">mkdir: cannot create directory ‘/home/ninja/ninja’: No such file or directory</text:p>
      <text:p text:style-name="Standard">chown: invalid user: ‘ninja:rohanteam’</text:p>
      <text:p text:style-name="Standard">chmod: cannot access '/home/ninja': No such file or directory</text:p>
      <text:p text:style-name="Standard">chmod: cannot access '/home/ninja/team': No such file or directory</text:p>
      <text:p text:style-name="Standard">chmod: cannot access '/home/ninja/ninja': No such file or directory</text:p>
      <text:p text:style-name="Standard">setfacl: Option -m: Invalid argument near character 3</text:p>
      <text:p text:style-name="Standard">setfacl: Option -m: Invalid argument near character 3</text:p>
      <text:p text:style-name="Standard">User ninja added to team rohanteam successfully.</text:p>
      <text:p text:style-name="Standard"/>
      <text:p text:style-name="Standard">Change User Shell:</text:p>
      <text:p text:style-name="Standard">naresh@naresh-ThinkPad-Edge-E431:~$ ./UserManager.sh changeShell vinod75 /bin/bash</text:p>
      <text:p text:style-name="Standard">chsh: user 'vinod75' does not exist</text:p>
      <text:p text:style-name="Standard">naresh@naresh-ThinkPad-Edge-E431:~$ ./UserManager.sh changeShell vinod76 /bin/bash</text:p>
      <text:p text:style-name="Standard">chsh: user 'vinod76' does not exist</text:p>
      <text:p text:style-name="Standard">Shell for user vinod76 changed to /bin/bash.</text:p>
      <text:p text:style-name="Standard">naresh@naresh-ThinkPad-Edge-E431:~$ ./UserManager.sh changeShell vinod77 /bin/bash</text:p>
      <text:p text:style-name="Standard">chsh: user 'vinod77' does not exist</text:p>
      <text:p text:style-name="Standard">Shell for user vinod77 changed to /bin/bash.</text:p>
      <text:p text:style-name="Standard">naresh@naresh-ThinkPad-Edge-E431:~$ ./UserManager.sh changeShell vinod78 /bin/bash</text:p>
      <text:p text:style-name="Standard">chsh: user 'vinod78' does not exist</text:p>
      <text:p text:style-name="Standard">Shell for user vinod78 changed to /bin/bash.</text:p>
      <text:p text:style-name="Standard">Change User Password:</text:p>
      <text:p text:style-name="Standard">naresh@naresh-ThinkPad-Edge-E431:~$ ./UserManager.sh changePasswd vinod75</text:p>
      <text:p text:style-name="Standard"><text:soft-page-break/>passwd: user 'vinod75' does not exist</text:p>
      <text:p text:style-name="Standard">Password for user vinod75 changed.</text:p>
      <text:p text:style-name="Standard">naresh@naresh-ThinkPad-Edge-E431:~$ ./UserManager.sh changePasswd vinod76</text:p>
      <text:p text:style-name="Standard">passwd: user 'vinod76' does not exist</text:p>
      <text:p text:style-name="Standard">Password for user vinod76 changed.</text:p>
      <text:p text:style-name="Standard">naresh@naresh-ThinkPad-Edge-E431:~$ ./UserManager.sh changePasswd vinod77</text:p>
      <text:p text:style-name="Standard">passwd: user 'vinod77' does not exist</text:p>
      <text:p text:style-name="Standard">Password for user vinod77 changed.</text:p>
      <text:p text:style-name="Standard">naresh@naresh-ThinkPad-Edge-E431:~$ ./UserManager.sh changePasswd vinod78</text:p>
      <text:p text:style-name="Standard">passwd: user 'vinod78' does not exist</text:p>
      <text:p text:style-name="Standard">Password for user vinod78 changed.</text:p>
      <text:p text:style-name="Standard"/>
      <text:p text:style-name="Standard">Delete Team:<text:span text:style-name="T1">and user</text:span></text:p>
      <text:p text:style-name="Standard">naresh@naresh-ThinkPad-Edge-E431:~$ ./UserManager.sh delUser vinod75 <text:s text:c="3"/></text:p>
      <text:p text:style-name="Standard">userdel: user 'vinod75' does not exist</text:p>
      <text:p text:style-name="Standard">User vinod75 deleted successfully.</text:p>
      <text:p text:style-name="Standard">naresh@naresh-ThinkPad-Edge-E431:~$ ./UserManager.sh delUser vinod76</text:p>
      <text:p text:style-name="Standard">userdel: user 'vinod76' does not exist</text:p>
      <text:p text:style-name="Standard">User vinod76 deleted successfully.</text:p>
      <text:p text:style-name="Standard">naresh@naresh-ThinkPad-Edge-E431:~$ ./UserManager.sh delUser vinod77</text:p>
      <text:p text:style-name="Standard">userdel: user 'vinod77' does not exist</text:p>
      <text:p text:style-name="Standard">User vinod77 deleted successfully.</text:p>
      <text:p text:style-name="Standard">naresh@naresh-ThinkPad-Edge-E431:~$ ./UserManager.sh delUser vinod78</text:p>
      <text:p text:style-name="Standard">userdel: user 'vinod78' does not exist</text:p>
      <text:p text:style-name="Standard">User vinod78 deleted successfully.</text:p>
      <text:p text:style-name="Standard">naresh@naresh-ThinkPad-Edge-E431:~$ ./UserManager.sh delTeam team1 <text:s text:c="5"/></text:p>
      <text:p text:style-name="Standard">Team team1 deleted successfully.</text:p>
      <text:p text:style-name="Standard">naresh@naresh-ThinkPad-Edge-E431:~$ ./UserManager.sh delTeam team2</text:p>
      <text:p text:style-name="Standard">Team team2 deleted successfully.</text:p>
      <text:p text:style-name="Standard"/>
      <text:p text:style-name="Standard">List Users:</text:p>
      <text:p text:style-name="Standard">naresh@naresh-ThinkPad-Edge-E431:~$ ./UserManager.sh ls User</text:p>
      <text:p text:style-name="Standard">root</text:p>
      <text:p text:style-name="Standard">daemon</text:p>
      <text:p text:style-name="Standard">bin</text:p>
      <text:p text:style-name="Standard">sys</text:p>
      <text:p text:style-name="Standard">sync</text:p>
      <text:p text:style-name="Standard">games</text:p>
      <text:p text:style-name="Standard">man</text:p>
      <text:p text:style-name="Standard">lp</text:p>
      <text:p text:style-name="Standard">mail</text:p>
      <text:p text:style-name="Standard">news</text:p>
      <text:p text:style-name="Standard">uucp</text:p>
      <text:p text:style-name="Standard">proxy</text:p>
      <text:p text:style-name="Standard">www-data</text:p>
      <text:p text:style-name="Standard">backup</text:p>
      <text:p text:style-name="Standard">list</text:p>
      <text:p text:style-name="Standard">irc</text:p>
      <text:p text:style-name="Standard">gnats</text:p>
      <text:p text:style-name="Standard">nobody</text:p>
      <text:p text:style-name="Standard">systemd-timesync</text:p>
      <text:p text:style-name="Standard">systemd-network</text:p>
      <text:p text:style-name="Standard"><text:soft-page-break/>systemd-resolve</text:p>
      <text:p text:style-name="Standard">syslog</text:p>
      <text:p text:style-name="Standard">_apt</text:p>
      <text:p text:style-name="Standard">messagebus</text:p>
      <text:p text:style-name="Standard">uuidd</text:p>
      <text:p text:style-name="Standard">lightdm</text:p>
      <text:p text:style-name="Standard">whoopsie</text:p>
      <text:p text:style-name="Standard">avahi-autoipd</text:p>
      <text:p text:style-name="Standard">avahi</text:p>
      <text:p text:style-name="Standard">dnsmasq</text:p>
      <text:p text:style-name="Standard">colord</text:p>
      <text:p text:style-name="Standard">speech-dispatcher</text:p>
      <text:p text:style-name="Standard">hplip</text:p>
      <text:p text:style-name="Standard">kernoops</text:p>
      <text:p text:style-name="Standard">pulse</text:p>
      <text:p text:style-name="Standard">rtkit</text:p>
      <text:p text:style-name="Standard">saned</text:p>
      <text:p text:style-name="Standard">usbmux</text:p>
      <text:p text:style-name="Standard">naresh</text:p>
      <text:p text:style-name="Standard">libvirt-qemu</text:p>
      <text:p text:style-name="Standard">libvirt-dnsmasq</text:p>
      <text:p text:style-name="Standard">guest-rk0fpd</text:p>
      <text:p text:style-name="Standard">guest-fatemz</text:p>
      <text:p text:style-name="Standard">guest-qul2cd</text:p>
      <text:p text:style-name="Standard">guest-hm33kp</text:p>
      <text:p text:style-name="Standard">guest-xbi2wh</text:p>
      <text:p text:style-name="Standard">guest-tdbzln</text:p>
      <text:p text:style-name="Standard">sshd</text:p>
      <text:p text:style-name="Standard">vinod</text:p>
      <text:p text:style-name="Standard">jenkins</text:p>
      <text:p text:style-name="Standard">cups-pk-helper</text:p>
      <text:p text:style-name="Standard">geoclue</text:p>
      <text:p text:style-name="Standard">gdm</text:p>
      <text:p text:style-name="Standard">gnome-initial-setup</text:p>
      <text:p text:style-name="Standard">snapd-range-524288-root</text:p>
      <text:p text:style-name="Standard">snap_daemon</text:p>
      <text:p text:style-name="Standard">tss</text:p>
      <text:p text:style-name="Standard">tcpdump</text:p>
      <text:p text:style-name="Standard">nm-openvpn</text:p>
      <text:p text:style-name="Standard">fwupd-refresh</text:p>
      <text:p text:style-name="Standard">systemd-coredump</text:p>
      <text:p text:style-name="Standard">systemd-oom</text:p>
      <text:p text:style-name="Standard">swtpm</text:p>
      <text:p text:style-name="Standard">sssd</text:p>
      <text:p text:style-name="Standard">gnome-remote-desktop</text:p>
      <text:p text:style-name="Standard">polkitd</text:p>
      <text:p text:style-name="Standard">dhcpcd</text:p>
      <text:p text:style-name="Standard">cups-browsed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6:38:30.558654613</meta:creation-date>
    <dc:date>2025-01-22T16:50:47.541213056</dc:date>
    <meta:editing-duration>PT41S</meta:editing-duration>
    <meta:editing-cycles>1</meta:editing-cycles>
    <meta:document-statistic meta:table-count="0" meta:image-count="0" meta:object-count="0" meta:page-count="5" meta:paragraph-count="238" meta:word-count="839" meta:character-count="6968" meta:non-whitespace-character-count="6064"/>
    <meta:generator>LibreOffice/24.2.7.2$Linux_X86_64 LibreOffice_project/420$Build-2</meta:generator>
  </office:meta>
</office:document-meta>
</file>